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Monaco" svg:font-family="Monaco, Menlo, 'ubuntu mono', Consolas, source-code-pro, monospace, 'courier new'"/>
    <style:font-face style:name="open sans" svg:font-family="'open sans', 'helvetica neue', Helvetica, Arial,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style:font-name="open sans" fo:font-size="13.5pt" fo:letter-spacing="normal" fo:font-style="normal" fo:font-weight="normal" loext:padding="0cm" loext:border="none"/>
    </style:style>
    <style:style style:name="P2" style:family="paragraph" style:parent-style-name="Text_20_body">
      <style:paragraph-properties fo:margin-left="0cm" fo:margin-right="0cm" fo:margin-top="0cm" fo:margin-bottom="0.529cm" loext:contextual-spacing="false" fo:orphans="2" fo:widows="2" fo:text-indent="0cm" style:auto-text-indent="false"/>
    </style:style>
    <style:style style:name="P3"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29303b" style:font-name="open sans" fo:font-size="27pt" fo:letter-spacing="normal" fo:font-style="normal" fo:font-weight="normal"/>
    </style:style>
    <style:style style:name="P4" style:family="paragraph" style:parent-style-name="Preformatted_20_Text">
      <style:paragraph-properties fo:margin-left="0cm" fo:margin-right="0cm" fo:margin-top="0cm" fo:margin-bottom="0.265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T1" style:family="text">
      <style:text-properties fo:color="#29303b"/>
    </style:style>
    <style:style style:name="T2" style:family="text">
      <style:text-properties fo:font-variant="normal" fo:text-transform="none" fo:color="#29303b" style:font-name="open sans" fo:font-size="13.5pt" fo:letter-spacing="normal" fo:font-style="normal" fo:font-weight="normal" loext:padding="0cm" loext:border="none"/>
    </style:style>
    <style:style style:name="T3" style:family="text">
      <style:text-properties fo:font-variant="normal" fo:text-transform="none" fo:color="#29303b" style:font-name="open sans" fo:font-size="13.5pt" fo:letter-spacing="normal" fo:font-style="normal" fo:font-weight="bold" loext:padding="0cm" loext:border="none"/>
    </style:style>
    <style:style style:name="T4" style:family="text">
      <style:text-properties fo:font-variant="normal" fo:text-transform="none" fo:color="#ec5252" style:font-name="Menlo" fo:font-size="12pt" fo:letter-spacing="normal" fo:font-style="normal" fo:font-weight="normal" fo:background-color="#f2f3f5" loext:char-shading-value="0" loext:padding-left="0.106cm" loext:padding-right="0.106cm" loext:padding-top="0.053cm" loext:padding-bottom="0.053cm" loext:border="0.06pt solid #dedfe0"/>
    </style:style>
    <style:style style:name="T5" style:family="text">
      <style:text-properties fo:font-variant="normal" fo:text-transform="none" fo:color="#007791" style:text-line-through-style="none" style:text-line-through-type="none" style:font-name="open sans" fo:font-size="13.5pt" fo:letter-spacing="normal" fo:font-style="normal" style:text-underline-style="none" fo:font-weight="normal" style:text-blinking="false" fo:background-color="transparent" loext:char-shading-value="0" loext:padding="0cm" loext:border="none"/>
    </style:style>
    <style:style style:name="T6" style:family="text">
      <style:text-properties fo:color="#b35a1b"/>
    </style:style>
    <style:style style:name="T7" style:family="text">
      <style:text-properties fo:color="#46c2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de Styles, Conventions &amp; Syntax</text:p>
      <text:p text:style-name="P2"><text:span text:style-name="T2">There is a</text:span><text:span text:style-name="Strong_20_Emphasis"><text:span text:style-name="T3">difference</text:span></text:span><text:span text:style-name="T2">between writing</text:span><text:span text:style-name="Strong_20_Emphasis"><text:span text:style-name="T3">correct code</text:span></text:span><text:span text:style-name="T2">(i.e. avoiding syntax errors) and writing</text:span><text:span text:style-name="Strong_20_Emphasis"><text:span text:style-name="T3">readable</text:span></text:span><text:span text:style-name="T2">, properly formatted code.</text:span></text:p>
      <text:p text:style-name="P2"><text:span text:style-name="T2">Here's a</text:span><text:span text:style-name="Strong_20_Emphasis"><text:span text:style-name="T3">syntax error</text:span></text:span><text:span text:style-name="T2">example:</text:span></text:p>
      <text:p text:style-name="P4"><text:span text:style-name="T6">function</text:span><text:span text:style-name="T1"> greetUser { <text:s/>alert(</text:span><text:span text:style-name="T7">'Hi there!'</text:span><text:span text:style-name="T1">);}</text:span></text:p>
      <text:p text:style-name="P1">What's the problem?</text:p>
      <text:p text:style-name="P2"><text:span text:style-name="T2">This function has no parameter list (the</text:span><text:span text:style-name="Source_20_Text"><text:span text:style-name="T4">()</text:span></text:span><text:span text:style-name="T2">), it should be:</text:span></text:p>
      <text:p text:style-name="P4"><text:span text:style-name="T6">function</text:span><text:span text:style-name="T1"> greetUser() { <text:s/>alert(</text:span><text:span text:style-name="T7">'Hi there!'</text:span><text:span text:style-name="T1">);}</text:span></text:p>
      <text:p text:style-name="P1">This course teaches you the correct syntax - it teaches you how to define functions, how to declare variables etc. But of course, I also try to write readable code.</text:p>
      <text:p text:style-name="P1">Take this as an example:</text:p>
      <text:p text:style-name="P4"><text:span text:style-name="T6">function</text:span><text:span text:style-name="T1"> greetUser() {alert(</text:span><text:span text:style-name="T7">'Hi there!'</text:span><text:span text:style-name="T1">);}</text:span></text:p>
      <text:p text:style-name="P1">This would be a valid code snippet!</text:p>
      <text:p text:style-name="P2"><text:span text:style-name="Strong_20_Emphasis"><text:span text:style-name="T3">Whitespace, line breaks and indentation are all totally optional</text:span></text:span><text:span text:style-name="T2">! Not required!</text:span></text:p>
      <text:p text:style-name="P1">But of course this version of the code is more readable:</text:p>
      <text:p text:style-name="P4"><text:span text:style-name="T6">function</text:span><text:span text:style-name="T1"> greetUser() { <text:s/>alert(</text:span><text:span text:style-name="T7">'Hi there!'</text:span><text:span text:style-name="T1">);}</text:span></text:p>
      <text:p text:style-name="P1">The same goes for variable definitions:</text:p>
      <text:p text:style-name="P4"><text:span text:style-name="T6">let</text:span><text:span text:style-name="T1"> userName=</text:span><text:span text:style-name="T7">'Max'</text:span><text:span text:style-name="T1">;</text:span></text:p>
      <text:p text:style-name="P2"><text:span text:style-name="Strong_20_Emphasis"><text:span text:style-name="T3">would be valid</text:span></text:span><text:span text:style-name="T2">. And of course you can also read it.</text:span></text:p>
      <text:p text:style-name="P1">But</text:p>
      <text:p text:style-name="P4"><text:span text:style-name="T6">let</text:span><text:span text:style-name="T1"> userName = </text:span><text:span text:style-name="T7">'Max'</text:span><text:span text:style-name="T1">;</text:span></text:p>
      <text:p text:style-name="P1"><text:soft-page-break/>is simply a bit more readable - it makes it easier to see where the variable name ends and the value starts.</text:p>
      <text:p text:style-name="P2"><text:span text:style-name="T2">So in general,</text:span><text:span text:style-name="Strong_20_Emphasis"><text:span text:style-name="T3">whitespace, adding a line break and indentation is optional</text:span></text:span><text:span text:style-name="T2">as long as you don't create syntax errors by omitting it - e.g.</text:span><text:span text:style-name="Source_20_Text"><text:span text:style-name="T4">functiongreet(){}</text:span></text:span><text:span text:style-name="T2">would be wrong since the function keyword can now no longer be identified.</text:span></text:p>
      <text:p text:style-name="P2"><text:span text:style-name="T2">You can also</text:span><text:span text:style-name="Strong_20_Emphasis"><text:span text:style-name="T3">structure longer expressions across multiple lines</text:span></text:span><text:span text:style-name="T2">to make them more readable, for example:</text:span></text:p>
      <text:p text:style-name="P4"><text:span text:style-name="T6">let</text:span><text:span text:style-name="T1"> someResult =5 + 10 - 3 + 22 - 10000 + 5.344 *1200;</text:span></text:p>
      <text:p text:style-name="P1">could be written as:</text:p>
      <text:p text:style-name="P4"><text:span text:style-name="T6">let</text:span><text:span text:style-name="T1"> someResult =5 + 10 - 3 + <text:s text:c="17"/>22 - 10000 + 5.344 * <text:s text:c="16"/>1200;</text:span></text:p>
      <text:p text:style-name="P1">The same goes for long string concatenations:</text:p>
      <text:p text:style-name="P4"><text:span text:style-name="T6">let</text:span><text:span text:style-name="T1"> someLongString =</text:span><text:span text:style-name="T7">'Hi, this is going to be a bit longer, '</text:span><text:span text:style-name="T1"> + <text:s text:c="20"/></text:span><text:span text:style-name="T7">'so maybe split it across multiple lines by '</text:span><text:span text:style-name="T1"> + <text:s text:c="20"/></text:span><text:span text:style-name="T7">'concatenating multiple strings!'</text:span><text:span text:style-name="T1">;</text:span></text:p>
      <text:p text:style-name="P1">This would not be valid, it would be a syntax error:</text:p>
      <text:p text:style-name="P4"><text:span text:style-name="T6">let</text:span><text:span text:style-name="T1"> someLongString =</text:span><text:span text:style-name="T7">'Hi, this is going to be a bit longer, <text:s text:c="22"/>so maybe split it across multiple lines by <text:s text:c="22"/>concatenating multiple strings!'</text:span><text:span text:style-name="T1">;</text:span></text:p>
      <text:p text:style-name="P2"><text:span text:style-name="T2">Why?Because</text:span><text:span text:style-name="Strong_20_Emphasis"><text:span text:style-name="T3">JavaScript can't find the end of the string in the first line</text:span></text:span><text:span text:style-name="T2">- and it doesn't look in the other lines.</text:span><text:span text:style-name="Strong_20_Emphasis"><text:span text:style-name="T3">Strings always have to be in one line</text:span></text:span><text:span text:style-name="T2">(or split into multiple strings, concatenated</text:span><text:span text:style-name="Source_20_Text"><text:span text:style-name="T4">via +</text:span></text:span><text:span text:style-name="T2">).</text:span></text:p>
      <text:p text:style-name="P2"><text:span text:style-name="Strong_20_Emphasis"><text:span text:style-name="T3">What about semi-colons?</text:span></text:span></text:p>
      <text:p text:style-name="P2"><text:span text:style-name="T2">Generally, you should place them after every expression you wrote. The exception are functions and similar code snippets where you use</text:span><text:span text:style-name="Source_20_Text"><text:span text:style-name="T4">{}</text:span></text:span><text:span text:style-name="T2">(exception from that rule:objects!).</text:span></text:p>
      <text:p text:style-name="P1">Adding a semi-colon after a function wouldn't be a problem, you wouldn't get an error. But it's a common practice to NOTadd semi-colons there.</text:p>
      <text:p text:style-name="P1">---</text:p>
      <text:p text:style-name="P2"><text:soft-page-break/><text:span text:style-name="T2">Your IDE should normally highlight syntax errors right away. There also are tools &amp;plugins that you can use that suggest certain code styles (e.g. how many whitespaces should be used for indentation) but the exact configuration of these tools and the exact rules you want to follow are of course up to you. We actually already use one plugin that helps us with code formatting - Prettier (</text:span><text:a xlink:type="simple" xlink:href="https://github.com/prettier/prettier-vscode" office:target-frame-name="_blank" xlink:show="new" text:style-name="Internet_20_link" text:visited-style-name="Visited_20_Internet_20_Link"><text:span text:style-name="T5">https://github.com/prettier/prettier-vscode</text:span></text:a><text:span text:style-name="T2">).</text:span></text:p>
      <text:p text:style-name="P1">Later in the course, we'll dive into such tools ("linters" like ESLint) and of course I also follow a consistent code style which you can use throughout the cour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Monaco" svg:font-family="Monaco, Menlo, 'ubuntu mono', Consolas, source-code-pro, monospace, 'courier new'"/>
    <style:font-face style:name="open sans" svg:font-family="'open sans', 'helvetica neue', Helvetica, Arial,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2:59:55.015829844</meta:creation-date>
    <dc:date>2020-01-03T13:00:43.412579109</dc:date>
    <meta:editing-duration>PT48S</meta:editing-duration>
    <meta:editing-cycles>1</meta:editing-cycles>
    <meta:document-statistic meta:table-count="0" meta:image-count="0" meta:object-count="0" meta:page-count="3" meta:paragraph-count="36" meta:word-count="493" meta:character-count="3123" meta:non-whitespace-character-count="2546"/>
    <meta:generator>LibreOffice/6.0.7.3$Linux_X86_64 LibreOffice_project/00m0$Build-3</meta:generator>
  </office:meta>
</office:document-meta>
</file>